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cm" fo:min-width="4.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16cm" fo:min-width="6.746cm" fo:wrap-option="no-wrap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 style:list-style-name="L2">
      <style:graphic-properties fo:min-height="13.25cm"/>
      <style:paragraph-properties style:writing-mode="lr-tb"/>
    </style:style>
    <style:style style:name="pr11" style:family="presentation" style:parent-style-name="Vivid1_5f_-outline1" style:list-style-name="L2">
      <style:graphic-properties fo:min-height="13.25cm"/>
      <style:paragraph-properties style:writing-mode="lr-tb"/>
    </style:style>
    <style:style style:name="pr12" style:family="presentation" style:parent-style-name="Vivid2-subtitle">
      <style:graphic-properties draw:fill-color="#ffffff" fo:min-height="12.191cm"/>
      <style:paragraph-properties style:writing-mode="lr-tb"/>
    </style:style>
    <style:style style:name="pr13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text-properties fo:font-size="27pt" fo:language="en" fo:country="US"/>
    </style:style>
    <style:style style:name="P3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4" style:family="paragraph">
      <style:text-properties fo:language="en" fo:country="US"/>
    </style:style>
    <style:style style:name="P5" style:family="paragraph">
      <style:paragraph-properties fo:margin-left="0cm" fo:margin-right="0cm" fo:margin-top="0cm" fo:margin-bottom="0.372cm" fo:text-indent="0cm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text-properties fo:font-size="13pt" fo:language="en" fo:country="US" style:font-size-asian="13pt" style:font-size-complex="13pt"/>
    </style:style>
    <style:style style:name="P10" style:family="paragraph">
      <loext:graphic-properties draw:fill-color="#ffffff"/>
      <style:text-properties fo:font-size="30pt" fo:language="en" fo:country="US"/>
    </style:style>
    <style:style style:name="T1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Source Sans Pro1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1" fo:font-size="24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6pt" style:font-size-asian="44pt" style:font-size-complex="44pt"/>
    </style:style>
    <style:style style:name="T10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Django applications with Ubuntu 20 LTS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PyGRAZ November 2021<text:line-break/>Thomas Aglassing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Goals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A Django application runs on a Ubuntu 20 LTS.</text:p>
              </text:list-item>
              <text:list-item>
                <text:p text:style-name="P4">The application automatically starts on reboot.</text:p>
              </text:list-item>
              <text:list-item>
                <text:p text:style-name="P4">The application can be controlled with systemctl.</text:p>
              </text:list-item>
              <text:list-item>
                <text:p text:style-name="P4">Web content is served using the lightweight nginx server<text:line-break/>(no Apache2 bloat).</text:p>
              </text:list-item>
              <text:list-item>
                <text:p text:style-name="P4">The application uses HTTPS with its own (free) certificate.</text:p>
              </text:list-item>
              <text:list-item>
                <text:p text:style-name="P5">Multiple applications can run on the same physical serv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Advantages</text:p>
          </draw:text-box>
        </draw:frame>
        <draw:frame presentation:style-name="pr8" draw:text-style-name="P4" draw:layer="layout" svg:width="12.103cm" svg:height="9.716cm" svg:x="1.397cm" svg:y="4cm" presentation:class="outline" presentation:user-transformed="true">
          <draw:text-box>
            <text:p text:style-name="P4">Pros</text:p>
            <text:list text:style-name="L2">
              <text:list-item>
                <text:p text:style-name="P4">Works with Ubuntu 20 LTS standard packages</text:p>
              </text:list-item>
              <text:list-item>
                <text:p text:style-name="P4">Minimal intrusion</text:p>
              </text:list-item>
              <text:list-item>
                <text:p text:style-name="P4">Minimal resource overhead</text:p>
              </text:list-item>
              <text:list-item>
                <text:p text:style-name="P4">Transparent and relatively easy to understand</text:p>
              </text:list-item>
            </text:list>
          </draw:text-box>
        </draw:frame>
        <draw:frame presentation:style-name="pr8" draw:text-style-name="P4" draw:layer="layout" svg:width="12.103cm" svg:height="9.716cm" svg:x="14.897cm" svg:y="4cm" presentation:class="outline" presentation:user-transformed="true">
          <draw:text-box>
            <text:p text:style-name="P4">Cons</text:p>
            <text:list text:style-name="L2">
              <text:list-item>
                <text:p text:style-name="P4">You need to build something for deployment yourself<text:line-break/>(script with ssh/scp, git pull, ...)</text:p>
              </text:list-item>
              <text:list-item>
                <text:p text:style-name="P4">Doesn’t make you feel as powerful as container orchestration approaches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xampl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We want a Django application that:</text:p>
            <text:list text:style-name="L2">
              <text:list-item>
                <text:p text:style-name="P5"><text:span text:style-name="T1">Has the application code stored in </text:span><text:span text:style-name="T2">/var/www/&lt;environment&gt;/example/ </text:span><text:span text:style-name="T3">with </text:span><text:span text:style-name="T2">&lt;environment&gt;</text:span><text:span text:style-name="T3"> being test, stage, production, ...</text:span></text:p>
              </text:list-item>
              <text:list-item>
                <text:p text:style-name="P4">Can be accessed using the domain <text:a xlink:href="http://www.example.com/" xlink:type="simple">www.example.com</text:a></text:p>
              </text:list-item>
              <text:list-item>
                <text:p text:style-name="P4">Uses HTTPS with its own free certificate</text:p>
              </text:list-item>
              <text:list-item>
                <text:p text:style-name="P4">Redirects HTTP to HTTP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Install required package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Upgrade to current packages:<text:line-break/><text:span text:style-name="T2">apt-get -y upgrade</text:span></text:p>
              </text:list-item>
              <text:list-item>
                <text:p text:style-name="P4">Install nginx, python3 and certbot:<text:line-break/><text:span text:style-name="T2">apt-get -y install certbot python3-certbot-nginx</text:span><text:span text:style-name="T2"><text:line-break/></text:span><text:span text:style-name="T2">(</text:span><text:span text:style-name="T3">Note: The dependencies ensure that nginx and python3 are installed with this automatically.)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Setup additional directories</text:p>
          </draw:text-box>
        </draw:frame>
        <draw:frame presentation:style-name="pr10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Assumption: For now, we want to setup the </text:span><text:span text:style-name="T4">example</text:span><text:span text:style-name="T1"> application in the </text:span><text:span text:style-name="T4">test</text:span><text:span text:style-name="T1"> environment.</text:span><text:span text:style-name="T1"><text:line-break/></text:span><text:span text:style-name="T1">→ <text:s/>The application will reside in </text:span><text:span text:style-name="T2">/var/www/test/example/</text:span></text:p>
              </text:list-item>
              <text:list-item>
                <text:p text:style-name="P4">For a simple installation, you can choose to serve static and media files via nginx → Create the required directories:<text:line-break/><text:span text:style-name="T2">mkdir -p "/var/www/test/example/media"</text:span><text:span text:style-name="T2"><text:line-break/></text:span><text:span text:style-name="T2">mkdir -p "/var/www/test/example/static"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Install your Django application</text:p>
          </draw:text-box>
        </draw:frame>
        <draw:frame presentation:style-name="pr11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Copy your code to </text:span><text:span text:style-name="T2">/var/www/test/example/</text:span></text:p>
              </text:list-item>
              <text:list-item>
                <text:p text:style-name="P5"><text:span text:style-name="T5">Set up a virtual environment using whatever venv tool is in fashion, for example:</text:span><text:span text:style-name="T5"><text:line-break/></text:span><text:span text:style-name="T6">sudo apt-get -y install python3-venv</text:span><text:span text:style-name="T6"><text:line-break/></text:span><text:span text:style-name="T6">cd </text:span><text:span text:style-name="T7">/var/www/test/example/</text:span><text:span text:style-name="T7"><text:line-break/></text:span><text:span text:style-name="T7">sudo python3 -m venv venv</text:span><text:span text:style-name="T7"><text:line-break/></text:span><text:span text:style-name="T7">. venv/bin/activate</text:span></text:p>
              </text:list-item>
              <text:list-item>
                <text:p text:style-name="P5"><text:span text:style-name="T8">Install dependent python packages, including </text:span><text:span text:style-name="T7">gunicorn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Service architecture</text:p>
          </draw:text-box>
        </draw:frame>
        <draw:custom-shape draw:style-name="gr2" draw:text-style-name="P7" xml:id="id1" draw:id="id1" draw:layer="layout" svg:width="4.5cm" svg:height="5cm" svg:x="3cm" svg:y="5cm">
          <text:p text:style-name="P7">nginx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4.5cm" svg:height="5cm" svg:x="11.5cm" svg:y="5cm">
          <text:p text:style-name="P7">gunicorn</text:p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4.5cm" svg:height="5cm" svg:x="20cm" svg:y="5cm">
          <text:p text:style-name="P7">Django<text:line-break/>application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7.5cm" svg:y1="7.5cm" svg:x2="11.5cm" svg:y2="7.5cm" draw:start-shape="id1" draw:start-glue-point="1" draw:end-shape="id2" draw:end-glue-point="3" svg:d="M7500 7500h4000" svg:viewBox="0 0 4001 1">
          <text:p text:style-name="P7">Socket<text:line-break/></text:p>
        </draw:connector>
        <draw:connector draw:style-name="gr4" draw:text-style-name="P8" draw:layer="layout" draw:type="line" svg:x1="16cm" svg:y1="7.5cm" svg:x2="20cm" svg:y2="7.5cm" draw:start-shape="id2" draw:start-glue-point="1" draw:end-shape="id3" draw:end-glue-point="3" svg:d="M16000 7500h4000" svg:viewBox="0 0 4001 1">
          <text:p text:style-name="P7">WSGI<text:line-break/></text:p>
        </draw:connector>
        <draw:frame presentation:style-name="pr8" draw:text-style-name="P9" draw:layer="layout" svg:width="25.061cm" svg:height="3.5cm" svg:x="0.939cm" svg:y="11cm" presentation:class="outline" presentation:user-transformed="true">
          <draw:text-box>
            <text:list text:style-name="L2">
              <text:list-item>
                <text:p text:style-name="P4">WSGI: “Web Server Gateway Interface”, to forward requests to web services written in Python</text:p>
              </text:list-item>
              <text:list-item>
                <text:p text:style-name="P4">gunicorn: Python WSGI HTTP Server for UNIX; “simply implemented, light on server resources, and fairly speedy”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ocket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socket for example</text:p>
            <text:p text:style-name="P4"/>
            <text:p text:style-name="P4">[Socket]</text:p>
            <text:p text:style-name="P4">ListenStream=/run/example.sock</text:p>
            <text:p text:style-name="P4"/>
            <text:p text:style-name="P4">[Install]</text:p>
            <text:p text:style-name="P4">WantedBy=sockets.target</text:p>
            <text:p text:style-name="P4"/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ervic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daemon for example</text:p>
            <text:p text:style-name="P4">Requires=example.socket</text:p>
            <text:p text:style-name="P4">After=network.target</text:p>
            <text:p text:style-name="P4"/>
            <text:p text:style-name="P4">[Service]</text:p>
            <text:p text:style-name="P4">User=www-data</text:p>
            <text:p text:style-name="P4">Group=www-data</text:p>
            <text:p text:style-name="P4">WorkingDirectory=/var/www/test/example</text:p>
            <text:p text:style-name="P4">ExecStart=/var/www/test/example/venv/bin/gunicorn --access-logfile - --workers 3 --bind unix:/run/example.sock example.wsgi:application</text:p>
            <text:p text:style-name="P4"/>
            <text:p text:style-name="P4">[Install]</text:p>
            <text:p text:style-name="P4">WantedBy=multi-user.target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ervic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daemon for example</text:p>
            <text:p text:style-name="P4">Requires=example.socket</text:p>
            <text:p text:style-name="P4">After=network.target</text:p>
            <text:p text:style-name="P4"/>
            <text:p text:style-name="P4">[Service]</text:p>
            <text:p text:style-name="P4">User=www-data</text:p>
            <text:p text:style-name="P4">Group=www-data</text:p>
            <text:p text:style-name="P4">WorkingDirectory=/var/www/test/example</text:p>
            <text:p text:style-name="P4">ExecStart=/var/www/test/example/venv/bin/gunicorn --access-logfile - --workers 3 --bind unix:/run/example.sock example.wsgi:application</text:p>
            <text:p text:style-name="P4"/>
            <text:p text:style-name="P4">[Install]</text:p>
            <text:p text:style-name="P4">WantedBy=multi-user.target</text:p>
          </draw:text-box>
        </draw:frame>
        <draw:custom-shape draw:style-name="gr5" draw:text-style-name="P7" draw:layer="layout" svg:width="7.5cm" svg:height="2.5cm" svg:x="20cm" svg:y="6cm">
          <text:p text:style-name="P7">Change to as many<text:line-break/>processes as needed.</text:p>
          <draw:enhanced-geometry svg:viewBox="0 0 21600 21600" draw:text-areas="800 800 20800 20800" draw:type="round-rectangular-callout" draw:modifiers="-10481.8024263432 39702.1991203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9cm" svg:y="6.5cm">
          <text:p text:style-name="P7">Standard user<text:line-break/>for web service</text:p>
          <draw:enhanced-geometry svg:viewBox="0 0 21600 21600" draw:text-areas="800 800 20800 20800" draw:type="round-rectangular-callout" draw:modifiers="-11907.2123716838 21634.5461815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cm" svg:y="3.5cm">
          <text:p text:style-name="P7">Wait for socket <text:line-break/>service from before.</text:p>
          <draw:enhanced-geometry svg:viewBox="0 0 21600 21600" draw:text-areas="800 800 20800 20800" draw:type="round-rectangular-callout" draw:modifiers="-16042.3410211972 19285.4058376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3cm" svg:y="12.5cm">
          <text:p text:style-name="P7">gunicorn in venv<text:line-break/>from before</text:p>
          <draw:enhanced-geometry svg:viewBox="0 0 21600 21600" draw:text-areas="800 800 20800 20800" draw:type="round-rectangular-callout" draw:modifiers="-7167.36435141981 -9431.1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<text:span text:style-name="T9">/etc/nginx/sites-available/www.example.com</text:span>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10">server {</text:span></text:p>
            <text:p text:style-name="P4"><text:span text:style-name="T10"><text:s text:c="4"/></text:span><text:span text:style-name="T10">listen 80;</text:span></text:p>
            <text:p text:style-name="P4"><text:span text:style-name="T10"><text:s text:c="4"/></text:span><text:span text:style-name="T10">server_name www.example.com;</text:span></text:p>
            <text:p text:style-name="P4"><text:span text:style-name="T10"/></text:p>
            <text:p text:style-name="P4"><text:span text:style-name="T10"><text:s text:c="4"/></text:span><text:span text:style-name="T10">location = /favicon.ico {</text:span></text:p>
            <text:p text:style-name="P4"><text:span text:style-name="T10"><text:s text:c="8"/></text:span><text:span text:style-name="T10">access_log off;</text:span></text:p>
            <text:p text:style-name="P4"><text:span text:style-name="T10"><text:s text:c="8"/></text:span><text:span text:style-name="T10">log_not_found off;</text:span></text:p>
            <text:p text:style-name="P4"><text:span text:style-name="T10"><text:s text:c="4"/></text:span><text:span text:style-name="T10">}</text:span></text:p>
            <text:p text:style-name="P4"><text:span text:style-name="T10"><text:s text:c="4"/></text:span><text:span text:style-name="T10">location /static/ {</text:span></text:p>
            <text:p text:style-name="P4"><text:span text:style-name="T10"><text:s text:c="8"/></text:span><text:span text:style-name="T10">root /var/www/test/example;</text:span></text:p>
            <text:p text:style-name="P4"><text:span text:style-name="T10"><text:s text:c="4"/></text:span><text:span text:style-name="T10">}</text:span></text:p>
            <text:p text:style-name="P4"><text:span text:style-name="T10"/></text:p>
            <text:p text:style-name="P4"><text:span text:style-name="T10"><text:s text:c="4"/></text:span><text:span text:style-name="T10">location / {</text:span></text:p>
            <text:p text:style-name="P4"><text:span text:style-name="T10"><text:s text:c="8"/></text:span><text:span text:style-name="T10">include proxy_params;</text:span></text:p>
            <text:p text:style-name="P4"><text:span text:style-name="T10"><text:s text:c="8"/></text:span><text:span text:style-name="T10">proxy_pass http://unix:/run/example.sock;</text:span></text:p>
            <text:p text:style-name="P4"><text:span text:style-name="T10"><text:s text:c="4"/></text:span><text:span text:style-name="T10">}</text:span></text:p>
            <text:p text:style-name="P4"><text:span text:style-name="T10">}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<text:span text:style-name="T9">/etc/nginx/sites-available/www.example.com</text:span>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10">server {</text:span></text:p>
            <text:p text:style-name="P4"><text:span text:style-name="T10"><text:s text:c="4"/></text:span><text:span text:style-name="T10">listen 80;</text:span></text:p>
            <text:p text:style-name="P4"><text:span text:style-name="T10"><text:s text:c="4"/></text:span><text:span text:style-name="T10">server_name www.example.com;</text:span></text:p>
            <text:p text:style-name="P4"><text:span text:style-name="T10"/></text:p>
            <text:p text:style-name="P4"><text:span text:style-name="T10"><text:s text:c="4"/></text:span><text:span text:style-name="T10">location = /favicon.ico {</text:span></text:p>
            <text:p text:style-name="P4"><text:span text:style-name="T10"><text:s text:c="8"/></text:span><text:span text:style-name="T10">access_log off;</text:span></text:p>
            <text:p text:style-name="P4"><text:span text:style-name="T10"><text:s text:c="8"/></text:span><text:span text:style-name="T10">log_not_found off;</text:span></text:p>
            <text:p text:style-name="P4"><text:span text:style-name="T10"><text:s text:c="4"/></text:span><text:span text:style-name="T10">}</text:span></text:p>
            <text:p text:style-name="P4"><text:span text:style-name="T10"><text:s text:c="4"/></text:span><text:span text:style-name="T10">location /static/ {</text:span></text:p>
            <text:p text:style-name="P4"><text:span text:style-name="T10"><text:s text:c="8"/></text:span><text:span text:style-name="T10">root /var/www/test/example;</text:span></text:p>
            <text:p text:style-name="P4"><text:span text:style-name="T10"><text:s text:c="4"/></text:span><text:span text:style-name="T10">}</text:span></text:p>
            <text:p text:style-name="P4"><text:span text:style-name="T10"/></text:p>
            <text:p text:style-name="P4"><text:span text:style-name="T10"><text:s text:c="4"/></text:span><text:span text:style-name="T10">location / {</text:span></text:p>
            <text:p text:style-name="P4"><text:span text:style-name="T10"><text:s text:c="8"/></text:span><text:span text:style-name="T10">include proxy_params;</text:span></text:p>
            <text:p text:style-name="P4"><text:span text:style-name="T10"><text:s text:c="8"/></text:span><text:span text:style-name="T10">proxy_pass http://unix:/run/example.sock;</text:span></text:p>
            <text:p text:style-name="P4"><text:span text:style-name="T10"><text:s text:c="4"/></text:span><text:span text:style-name="T10">}</text:span></text:p>
            <text:p text:style-name="P4"><text:span text:style-name="T10">}</text:span></text:p>
          </draw:text-box>
        </draw:frame>
        <draw:custom-shape draw:style-name="gr5" draw:text-style-name="P7" draw:layer="layout" svg:width="7.5cm" svg:height="2.5cm" svg:x="12.5cm" svg:y="12.5cm">
          <text:p text:style-name="P7">socket service<text:line-break/>from before.</text:p>
          <draw:enhanced-geometry svg:viewBox="0 0 21600 21600" draw:text-areas="800 800 20800 20800" draw:type="round-rectangular-callout" draw:modifiers="-12062.7116384482 -172.730907636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6.5cm">
          <text:p text:style-name="P7">Our domain</text:p>
          <draw:enhanced-geometry svg:viewBox="0 0 21600 21600" draw:text-areas="800 800 20800 20800" draw:type="round-rectangular-callout" draw:modifiers="-16315.9045460605 -7375.60975609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3.574cm">
          <text:p text:style-name="P7">For now, use <text:line-break/>plain HTTP</text:p>
          <draw:enhanced-geometry svg:viewBox="0 0 21600 21600" draw:text-areas="800 800 20800 20800" draw:type="round-rectangular-callout" draw:modifiers="-25320.4639381416 10890.683726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9.5cm">
          <text:p text:style-name="P7">Serve static files</text:p>
          <draw:enhanced-geometry svg:viewBox="0 0 21600 21600" draw:text-areas="800 800 20800 20800" draw:type="round-rectangular-callout" draw:modifiers="-16733.4488734835 475.009996001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Common task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0">Restart the service (e.g. after deployment)</text:span><text:span text:style-name="T10"><text:line-break/></text:span><text:span text:style-name="T7">sudo systemctl daemon-reload</text:span><text:span text:style-name="T10"><text:line-break/></text:span><text:span text:style-name="T7">sudo systemctl restart example</text:span></text:p>
              </text:list-item>
              <text:list-item>
                <text:p text:style-name="P4"><text:span text:style-name="T10">Analyze possible errors when starting the application:</text:span><text:span text:style-name="T10"><text:line-break/></text:span><text:span text:style-name="T7">sudo journalctl -u example</text:span></text:p>
              </text:list-item>
              <text:list-item>
                <text:p text:style-name="P4"><text:span text:style-name="T10">Analyze log files:</text:span><text:span text:style-name="T10"><text:line-break/></text:span><text:span text:style-name="T7">sudo tail -f /var/log/nginx/error.log</text:span><text:span text:style-name="T7"><text:line-break/></text:span><text:span text:style-name="T7">sudo tail -f /var/log/nginx/access.log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asy mode for most file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0">nubops from </text:span><text:span text:style-name="T10"><text:a xlink:href="https://github.com/roskakori/nubops" xlink:type="simple">https://github.com/roskakori/nubops</text:a></text:span></text:p>
              </text:list-item>
              <text:list-item>
                <text:p text:style-name="P4"><text:span text:style-name="T10">Generate most of the files by running: </text:span><text:span text:style-name="T10"><text:line-break/></text:span><text:span text:style-name="T7">sudo nubops nginx-django test example www.example.com</text:span></text:p>
              </text:list-item>
              <text:list-item>
                <text:p text:style-name="P4">Available on PyPI soon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nable HTTP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7">sudo certbot --agree-tos -d www.example.com -n --nginx</text:span></text:p>
                <text:p text:style-name="P4"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asy mode for most file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0">nubops from </text:span><text:span text:style-name="T10"><text:a xlink:href="https://github.com/roskakori/nubops" xlink:type="simple">https://github.com/roskakori/nubops</text:a></text:span></text:p>
              </text:list-item>
              <text:list-item>
                <text:p text:style-name="P4"><text:span text:style-name="T10">Generate most of the files by running: </text:span><text:span text:style-name="T10"><text:line-break/></text:span><text:span text:style-name="T7">sudo nubops nginx-django test example www.example.com</text:span></text:p>
              </text:list-item>
              <text:list-item>
                <text:p text:style-name="P4">Available on PyPI soon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3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02T17:55:48.810821143</meta:creation-date>
    <meta:editing-duration>PT1H5M2S</meta:editing-duration>
    <meta:editing-cycles>17</meta:editing-cycles>
    <meta:generator>LibreOffice/7.0.4.2$MacOSX_X86_64 LibreOffice_project/dcf040e67528d9187c66b2379df5ea4407429775</meta:generator>
    <dc:title>Vivid</dc:title>
    <dc:date>2021-11-02T19:11:29.818732962</dc:date>
    <meta:document-statistic meta:object-count="141"/>
  </office:meta>
</office:document-meta>
</file>